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le_one_all_lstm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table:style-name="ce1" office:value-type="float" office:value="0.01557" calcext:value-type="float">
            <text:p>0.01557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98" calcext:value-type="float">
            <text:p>0.01598</text:p>
          </table:table-cell>
          <table:table-cell table:formula="of:=MIN([.B2:.E2])" office:value-type="float" office:value="0.01557" calcext:value-type="float">
            <text:p>0.01557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273" calcext:value-type="float">
            <text:p>0.00273</text:p>
          </table:table-cell>
          <table:table-cell table:formula="of:=MIN([.B3:.E3])" office:value-type="float" office:value="0.00207" calcext:value-type="float">
            <text:p>0.00207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36" calcext:value-type="float">
            <text:p>0.036</text:p>
          </table:table-cell>
          <table:table-cell table:formula="of:=MIN([.B4:.E4])" office:value-type="float" office:value="0.0345" calcext:value-type="float">
            <text:p>0.0345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11" calcext:value-type="float">
            <text:p>0.011</text:p>
          </table:table-cell>
          <table:table-cell table:formula="of:=MIN([.B5:.E5])" office:value-type="float" office:value="0.01093" calcext:value-type="float">
            <text:p>0.01093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58.54241" calcext:value-type="float">
            <text:p>58.54241</text:p>
          </table:table-cell>
          <table:table-cell table:formula="of:=MIN([.B6:.E6])" office:value-type="float" office:value="58.54241" calcext:value-type="float">
            <text:p>58.5424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71.52083" calcext:value-type="float">
            <text:p>71.52083</text:p>
          </table:table-cell>
          <table:table-cell table:formula="of:=MIN([.B7:.E7])" office:value-type="float" office:value="71.52083" calcext:value-type="float">
            <text:p>71.52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4:36:33.161185784</dc:date>
    <meta:editing-duration>PT58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